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Why:<text:s/>Ik wil systemen en methodieken ontwikkelen die mensen helpen om effectiever, integere en constructieve keuzes te maken. Ik geloof in het belang van overzicht, het leggen van verbanden en het verstrekken van eerlijke, goed onderzochte informatie. Mijn werk is gericht op het verbeteren van de kwaliteit van het leven van anderen, door hen te helpen niet alleen sneller, maar ook op een meer verantwoorde en doordachte manier te handelen.<text:line-break/><text:line-break/>Hoe:<text:s/>Mijn manier van werken begint met het opmerken van iets dat me fascineert of frustreert. Het moet onder mijn huid zitten, waardoor ik gedreven word om er verder in te duiken. Ik onderzoek en verzamel informatie intuïtief, maar ben steeds meer geïnteresseerd in iteratief onderzoek. Dit betekent dat ik klein begin en mijn ideeën stap voor stap uitbouw, waarbij ik opensta voor nieuwe inzichten en ontwikkelingen. Het proces van omzetten van ideeën in concrete acties is een uitdaging voor me, en ik werk eraan om dit meer structuur te geven, bijvoorbeeld door doelen te stellen en hierover te reflecteren. Ondanks dat dit soms lastig is, probeer ik mezelf te motiveren door regelmatig mijn voortgang te evalueren en kleine, haalbare doelen te stell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hodé Visser</meta:initial-creator>
    <dc:creator>Rhodé Visser</dc:creator>
    <meta:creation-date>2024-12-28T16:14:00Z</meta:creation-date>
    <dc:date>2024-12-28T18:01:00Z</dc:date>
    <meta:template xlink:href="Normal" xlink:type="simple"/>
    <meta:editing-cycles>1</meta:editing-cycles>
    <meta:editing-duration>PT6420S</meta:editing-duration>
    <meta:document-statistic meta:page-count="1" meta:paragraph-count="2" meta:word-count="184" meta:character-count="1198" meta:row-count="8" meta:non-whitespace-character-count="1016"/>
  </office:meta>
</office:document-meta>
</file>